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fo:font-size="12pt" style:font-size-asian="12pt" style:font-size-complex="12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margin-left="0.4925in" fo:margin-right="0in" fo:margin-top="0in" fo:margin-bottom="0in" fo:text-indent="0in" style:auto-text-indent="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P11" style:family="paragraph" style:parent-style-name="Code">
      <style:text-properties style:font-name="Courier 10 Pitch1"/>
    </style:style>
    <style:style style:name="P12" style:family="paragraph" style:parent-style-name="Text_20_body" style:master-page-name="Title_20_page">
      <style:paragraph-properties style:page-number="auto"/>
    </style:style>
    <style:style style:name="P13"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14"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15" style:family="paragraph" style:parent-style-name="Text_20_body" style:master-page-name="First_20_right_20_numbered_20_page">
      <style:paragraph-properties style:page-number="1"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margin-left="0.5in" fo:margin-right="0in" fo:text-indent="-0.25in" style:auto-text-indent="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end" style:justify-single-word="false"/>
    </style:style>
    <style:style style:name="P22" style:family="paragraph" style:parent-style-name="Contents_20_3">
      <style:paragraph-properties>
        <style:tab-stops>
          <style:tab-stop style:position="5.6071in" style:type="right" style:leader-style="dotted" style:leader-text="."/>
        </style:tab-stops>
      </style:paragraph-properties>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font-name="Courier 10 Pitch1"/>
    </style:style>
    <style:style style:name="T6" style:family="text">
      <style:text-properties style:font-name="Courier 10 Pitch1" fo:font-style="normal" style:font-style-asian="normal" style:font-style-complex="normal"/>
    </style:style>
    <style:style style:name="T7" style:family="text">
      <style:text-properties style:font-name="Courier 10 Pitch1"/>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Getting started with numerical computation in MADNESS</text:p>
      <text:p text:style-name="P4"/>
      <text:p text:style-name="P5"/>
      <text:p text:style-name="P5"/>
      <text:p text:style-name="P5"/>
      <text:p text:style-name="P5"/>
      <text:p text:style-name="P5"/>
      <text:p text:style-name="P5"/>
      <text:p text:style-name="P5"/>
      <text:p text:style-name="P5"/>
      <text:p text:style-name="P6">Last modification: 12/18/09</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8">Robert J. Harrison</text:p>
      <text:p text:style-name="P8">Oak Ridge National Laboratory</text:p>
      <text:p text:style-name="P8">One Bethel Valley Road</text:p>
      <text:p text:style-name="P8">P.O. Box 2008, MS-6367</text:p>
      <text:p text:style-name="P8">Oak Ridge, TN 37831</text:p>
      <text:p text:style-name="P8"/>
      <text:p text:style-name="P8">email: harrisonrj@ornl.gov </text:p>
      <text:p text:style-name="P8">tel: 865-241-3937</text:p>
      <text:p text:style-name="P2"><text:tab/>fax: 865-572-0680</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1 <text:s/>What is MADNESS and what can you do with it? <text:tab/>1</text:p>
          <text:p text:style-name="P23">2 <text:s/>A few basics <text:tab/>2</text:p>
          <text:p text:style-name="P23">3 <text:s/>From math to C++ to numerical computation <text:tab/>2</text:p>
          <text:p text:style-name="P24">3.1 <text:s/>Step 1 – translating from math to C++ <text:tab/>2</text:p>
          <text:p text:style-name="P24">3.2 <text:s/>Steps 2, 3 and 7 – initializing and finalizing the MADNESS environment <text:tab/>3</text:p>
          <text:p text:style-name="P24">3.3 <text:s/>Step 4 – generating a numerical representation <text:tab/>4</text:p>
          <text:p text:style-name="P24">3.4 <text:s/>Step 5 – computing the integral <text:tab/>4</text:p>
          <text:p text:style-name="P24">3.5 <text:s/>Step 6 – printing the result <text:tab/>5</text:p>
          <text:p text:style-name="P24">3.6 <text:s/>The complete program <text:tab/>5</text:p>
          <text:p text:style-name="P24">3.7 <text:s/>Step 8 – compiling your program <text:tab/>6</text:p>
          <text:p text:style-name="P24">3.8 <text:s/>Step 9 – running your program <text:tab/>6</text:p>
          <text:p text:style-name="P22">3.8.1 <text:s/>On a single workstation or laptop<text:tab/>6</text:p>
          <text:p text:style-name="P22">3.8.2 <text:s/>On a parallel computer<text:tab/>6</text:p>
          <text:p text:style-name="P23">4 <text:s/>Differentiation, inner products, multiplication – e.g., energy hydrogen atom <text:tab/>6</text:p>
          <text:p text:style-name="P23">5 <text:s/>Integral operators – e.g., solution of Poisson’s equation <text:tab/>7</text:p>
          <text:p text:style-name="P23">6 <text:s/>Operations on vectors of functions – e.g., calculating eigen functions <text:tab/>7</text:p>
          <text:p text:style-name="P23">7 <text:s/>Moving functions to/from disk <text:tab/>7</text:p>
          <text:p text:style-name="P23">8 <text:s/>Plotting <text:tab/>7</text:p>
          <text:p text:style-name="P24">8.1 <text:s/>OpenDX <text:tab/>7</text:p>
          <text:p text:style-name="P24">8.2 <text:s/>Line plots <text:tab/>8</text:p>
          <text:p text:style-name="P24">8.3 <text:s/>VTK format and Paraview <text:tab/>8</text:p>
          <text:p text:style-name="P23">9 <text:s/>Load and memory balancing <text:tab/>8</text:p>
          <text:p text:style-name="P23">10 <text:s/>How to “think” MADNESS <text:tab/>8</text:p>
          <text:p text:style-name="P24">10.1 <text:s/>Solve the integral equation <text:tab/>8</text:p>
          <text:p text:style-name="P24">10.2 <text:s/>Carefully analyze discontinuities, noise, singularities, and asymptotic forms <text:tab/>9</text:p>
          <text:p text:style-name="P24">10.3 <text:s/>Robustly trade precision for speed <text:tab/>11</text:p>
          <text:p text:style-name="P24">10.4 <text:s/>Choice of polynomial order (k) <text:tab/>11</text:p>
          <text:p text:style-name="P23">11 <text:s/>Environment variables <text:tab/>11</text:p>
          <text:p text:style-name="P23">12 <text:s/>Troubleshooting. <text:tab/>11</text:p>
          <text:p text:style-name="P23">13 <text:s/>Viewing and editing this document <text:tab/>11</text:p>
        </text:index-body>
      </text:table-of-content>
      <text:p text:style-name="P2"/>
      <text:p text:style-name="P2"/>
      <text:p text:style-name="P2"/>
      <text:p text:style-name="P14"><text:s/></text:p>
      <text:p text:style-name="P15">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can only get bet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4">m</text:span>ultiresolution <text:span text:style-name="T4">ad</text:span>aptive <text:span text:style-name="T4">n</text:span>umerical <text:span text:style-name="T4">e</text:span>nvironment for <text:span text:style-name="T4">s</text:span>cientific <text:span text:style-name="T4">s</text:span>imulation. It is trying to address the following issues</text:p>
      <text:list xml:id="list1350111793" text:style-name="L1">
        <text:list-item>
          <text:p text:style-name="P16">raising the level of composition of scientific applications, making it faster/easier to craft robust/correct solutions to new problems,</text:p>
        </text:list-item>
        <text:list-item>
          <text:p text:style-name="P16">providing fast and accurate solutions for a variety of differential and integral equations in 1 to 6 dimensions (and perhaps higher), and</text:p>
        </text:list-item>
        <text:list-item>
          <text:p text:style-name="P16">facilitating use of massively parallel computer resources by a wider audience.</text:p>
        </text:list-item>
      </text:list>
      <text:p text:style-name="Text_20_body">In MADNESS, your code is written in terms of functions and operators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9"><draw:frame draw:style-name="fr1" draw:name="Object10" text:anchor-type="as-char" svg:width="2.011in" svg:height="0.5028in" draw:z-index="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0">(<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x)*psi(x));</text:p>
      <text:p text:style-name="Text_20_body">There is, of course, an underlying basis and its grid is adapting and refining automatically to satisfy the requested precision – but you don’t have to think about this until efficiency or memory use become a concern, if ever. Within MADNESS you can apply not just differential operators but integral operators, notably <text:s/>convolution with physically important Green functions (e.g., Coulomb, bound-state Helmholtz, free-particle quantum propagator). 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or only need low precision, then other tools might be more appropriate.</text:p>
      <text:p text:style-name="Text_20_body"><text:soft-page-break/>In the following, we use problems of increasing complexity to introduce how to accomplish standard tasks and to discuss topics that are central to effective use of MADNESS.</text:p>
      <text:h text:style-name="Heading_20_1" text:outline-level="1">A few basics</text:h>
      <text:p text:style-name="Text_20_body">Documentation exists in several places</text:p>
      <text:list xml:id="list970845291" text:style-name="L2">
        <text:list-item>
          <text:p text:style-name="P17">the <text:span text:style-name="T5">doc</text:span> directory,</text:p>
        </text:list-item>
        <text:list-item>
          <text:p text:style-name="P17">the <text:a xlink:type="simple" xlink:href="http://www.doxygen.org/"><text:span text:style-name="T5">doxygen</text:span></text:a> generated documentation, and</text:p>
        </text:list-item>
        <text:list-item>
          <text:p text:style-name="P17">the <text:s/><text:a xlink:type="simple" xlink:href="http://code.google.com/p/m-a-d-n-e-s-s/">project wiki</text:a>.</text:p>
        </text:list-item>
      </text:list>
      <text:p text:style-name="Text_20_body">For basic computing with MADNESS functions, the only header file that you should need to include is <text:span text:style-name="T5">&lt;mra/mra.h&gt;</text:span>. Advanced programs may need a few others. You should include the directory in the include path to avoid possible conflicts with similarly named files from other packages.</text:p>
      <text:h text:style-name="Heading_20_1" text:outline-level="1">From math to C++ to numerical computation</text:h>
      <text:p text:style-name="Text_20_body">This section shows you how to take a math expression (e.g., from inside Maple or Mathematica) and to evaluate it using MADNESS.</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9"><draw:frame draw:style-name="fr1"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0">(<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xml:id="list446173065" text:style-name="L3">
        <text:list-item>
          <text:p text:style-name="P18">translating the function from math to C++ to be called by MADNESS </text:p>
        </text:list-item>
        <text:list-item>
          <text:p text:style-name="P19">initializing the MADNESS parallel runtime</text:p>
        </text:list-item>
        <text:list-item>
          <text:p text:style-name="P18">initializing the MADNESS numerical environment</text:p>
        </text:list-item>
        <text:list-item>
          <text:p text:style-name="P18">generating a numerical representation from the C++ function</text:p>
        </text:list-item>
        <text:list-item>
          <text:p text:style-name="P18">computing the integral</text:p>
        </text:list-item>
        <text:list-item>
          <text:p text:style-name="P18">printing the result</text:p>
        </text:list-item>
        <text:list-item>
          <text:p text:style-name="P18">terminating the MADNESS parallel runtime</text:p>
        </text:list-item>
        <text:list-item>
          <text:p text:style-name="P18">compiling your program</text:p>
        </text:list-item>
        <text:list-item>
          <text:p text:style-name="P18">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1"><draw:object xlink:href="./Object 2" xlink:type="simple" xlink:show="embed" xlink:actuate="onLoad"/><draw:image xlink:href="./ObjectReplacements/Object 2" xlink:type="simple" xlink:show="embed" xlink:actuate="onLoad"/></draw:frame>) by adaptive projection into its internal, orthonormal basis (<draw:frame draw:style-name="fr1" draw:name="Object2" text:anchor-type="as-char" svg:width="0.4953in" svg:height="0.2319in" draw:z-index="2"><draw:object xlink:href="./Object 3" xlink:type="simple" xlink:show="embed" xlink:actuate="onLoad"/><draw:image xlink:href="./ObjectReplacements/Object 3" xlink:type="simple" xlink:show="embed" xlink:actuate="onLoad"/></draw:frame>, see the implementation notes for more detail). I.e., it <text:soft-page-break/>has to compute lots of integrals of the form </text:p>
      <table:table table:name="Table1" table:style-name="Table1">
        <table:table-column table:style-name="Table1.A"/>
        <table:table-column table:style-name="Table1.B"/>
        <table:table-header-rows>
          <table:table-row>
            <table:table-cell table:style-name="Table1.A1" office:value-type="string">
              <text:p text:style-name="P9"><draw:frame draw:style-name="fr1"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10">(<text:sequence text:ref-name="refText2" text:name="Text" text:formula="ooow:Text+1" style:num-format="1">3</text:sequence>)</text:p>
            </table:table-cell>
          </table:table-row>
        </table:table-header-rows>
      </table:table>
      <text:p text:style-name="Text_20_body">and does so by numerical quadrature. Thus, it has to be able to evaluate your function at 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 For this example, we wish to evaluate <draw:frame draw:style-name="fr1" draw:name="Object4" text:anchor-type="as-char" svg:width="0.5063in" svg:height="0.1917in" draw:z-index="4"><draw:object xlink:href="./Object 5" xlink:type="simple" xlink:show="embed" xlink:actuate="onLoad"/><draw:image xlink:href="./ObjectReplacements/Object 5" xlink:type="simple" xlink:show="embed" xlink:actuate="onLoad"/></draw:frame> where <draw:frame draw:style-name="fr1" draw:name="Object5" text:anchor-type="as-char" svg:width="0.1634in" svg:height="0.1839in" draw:z-index="5"><draw:object xlink:href="./Object 6" xlink:type="simple" xlink:show="embed" xlink:actuate="onLoad"/><draw:image xlink:href="./ObjectReplacements/Object 6" xlink:type="simple" xlink:show="embed" xlink:actuate="onLoad"/></draw:frame> is a 1D coordinate</text:p>
      <text:p text:style-name="Code">double myf(const coord_1d&amp; r) {</text:p>
      <text:p text:style-name="Code"><text:s text:c="4"/>return std::sin(r[0]);</text:p>
      <text:p text:style-name="Code">}</text:p>
      <text:p text:style-name="Text_20_body">If your function were in 3D it would be passed a <text:span text:style-name="T5">coord_3d</text:span> that would have 3 elements (0, 1, and 2) that you might interpret as <draw:frame draw:style-name="fr1" draw:name="Object6" text:anchor-type="as-char" svg:width="0.6319in" svg:height="0.1917in" draw:z-index="6"><draw:object xlink:href="./Object 7" xlink:type="simple" xlink:show="embed" xlink:actuate="onLoad"/><draw:image xlink:href="./ObjectReplacements/Object 7" xlink:type="simple" xlink:show="embed" xlink:actuate="onLoad"/></draw:frame> or <draw:frame draw:style-name="fr1" draw:name="Object7" text:anchor-type="as-char" svg:width="0.6402in" svg:height="0.1917in" draw:z-index="7"><draw:object xlink:href="./Object 8" xlink:type="simple" xlink:show="embed" xlink:actuate="onLoad"/><draw:image xlink:href="./ObjectReplacements/Object 8" xlink:type="simple" xlink:show="embed" xlink:actuate="onLoad"/></draw:frame> or something else as defined by your problem. A very useful capability of both Maple and Mathematica is to generate C from expressions or functions, though the resulting code often requires a little cleanup.</text:p>
      <text:p text:style-name="Text_20_body"><text:span text:style-name="T1">Important: </text:span><text:span text:style-name="T3">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1">Important:</text:span><text:span text:style-name="T3"> MADNESS will call your function from multiple threads in order to use multi-core processors efficiently, so the code for your function should be thread safe. It should not modify static (Fortran keyword </text:span><text:span text:style-name="T6">save</text:span><text:span text:style-name="T3">)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3"> set to one.</text:span></text:p>
      <text:h text:style-name="Heading_20_2" text:outline-level="2">Steps 2, 3 and 7 – initializing and finalizing the MADNESS environment</text:h>
      <text:p text:style-name="Text_20_body">MADNESS has its own parallel runtime environment that is fully compatible with MPI.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oft-page-break/><text:s text:c="4"/>return 0;</text:p>
      <text:p text:style-name="Code">}</text:p>
      <text:p text:style-name="Text_20_body">The <text:span text:style-name="T5">World</text:span> object is similar to an MPI communicator (each world is associated with a communicator) but contains all of the information necessary to provide the rich functionality of the MADNESS runtime. Instead of calling <text:span text:style-name="T5">MPI::Init()</text:span> and <text:span text:style-name="T5">MPI::Finalize(),</text:span> a MADNESS program invokes <text:span text:style-name="T5">madness::initialize()</text:span> and <text:span text:style-name="T5">madness::finalize()</text:span>. The routine <text:span text:style-name="T5">madness::startup()</text:span> initializes the MADNESS numerical environment.</text:p>
      <text:p text:style-name="Text_20_body">The only bit of voodoo is the first line that is a macro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1" draw:name="Object8" text:anchor-type="as-char" svg:width="0.7256in" svg:height="0.1898in" draw:z-index="8"><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projection discussed above which is done adaptively to satisfy the requested precision. We will use the default precision (1e-7 in the 2-norm – most errors in MADNESS are in reference to this norm).</text:p>
      <text:p text:style-name="Code">FunctionDefaults&lt;1&gt;::set_cubic_cell(0,10);</text:p>
      <text:p text:style-name="Code">real_function_1d f = real_factory_1d(world).f(myf);</text:p>
      <text:p text:style-name="Text_20_body">The first line sets the domain and the second makes a numerical representation of your function. The slightly unusual form of the constructor for a MADNESS function is called the “named parameter idiom.” The first version of MADNESS was written in Python that provides named parameters that can have default values. To override the default for some parameter only required specifying its name. However, C++ does not provide named parameters and the closest we can get to them is the above idiom. To make a <text:span text:style-name="T5">Function</text:span> what you are actually doing is making a <text:span text:style-name="T5">FunctionFactory</text:span> associated with a <text:span text:style-name="T5">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In the second line, to generate a MADNESS <text:span text:style-name="T5">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5">trace()</text:span> method, c.f.,</text:p>
      <text:p text:style-name="Code">double integral = f.trace();</text:p>
      <text:p text:style-name="Text_20_body"><text:span text:style-name="T1">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5">All_reduce()</text:span>) is required. <text:soft-page-break/>Therefore, every process associated with the <text:span text:style-name="T5">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5">print()</text:span> is just a convenience wrapper around <text:span text:style-name="T5">cout &lt;&lt;</text:span> that automatically inserts spaces between elements and a newline at the end.</text:p>
      <text:p text:style-name="Text_20_body"><text:span text:style-name="T1">Important:</text:span> First, read the important point from the section above, and then answer the question “why did we assign the result of <text:span text:style-name="T5">f.trace()</text:span> to a variable and then print its value, instead of just printing the result of <text:span text:style-name="T5">f.trace()</text:span> directly?” At least 90% of hanging parallel programs are due to getting this wrong.</text:p>
      <text:h text:style-name="Heading_20_2" text:outline-level="2">The complete program</text:h>
      <text:p text:style-name="Text_20_body">Your complete program 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Text_20_body">Yes, this is rather verbose for a integrating <draw:frame draw:style-name="fr1" draw:name="Object9" text:anchor-type="as-char" svg:width="0.5063in" svg:height="0.1917in" draw:z-index="9"><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text:soft-page-break/>Step 8 – compiling your program</text:h>
      <text:p text:style-name="Text_20_body">Assuming your code is in saved in <text:span text:style-name="T5">fred.cc</text:span>, to make the program type</text:p>
      <text:p text:style-name="Code">make -f Makefile.sample fred</text:p>
      <text:p text:style-name="Text_20_body">where <text:span text:style-name="T5">Makefile.sample</text:span> should be found somewhere in your MADNESS installation. For projects with more than one source file you will have to copy and modify the makefile.</text:p>
      <text:h text:style-name="Heading_20_2" text:outline-level="2">Step 9 – running your program</text:h>
      <text:h text:style-name="Heading_20_3" text:outline-level="3">On a single workstation or laptop</text:h>
      <text:p text:style-name="Text_20_body">Just type the name of the executable</text:p>
      <text:p text:style-name="Code">./fred</text:p>
      <text:p text:style-name="Text_20_body">Hopefully it will print</text:p>
      <text:p text:style-name="Code">The result is 1.839072e+00</text:p>
      <text:p text:style-name="Text_20_body"><text:span text:style-name="T1">You are already running in parallel. </text:span>Behind the scenes, MADNESS inquired how many processors or cores were installed in your computer and launched that many threads to perform the work. If you wish to use fewer processors, set the environment variable <text:span text:style-name="T5">MAD_NUM_THREADS</text:span> to be the total number of processors or cores you wish to use. E.g., to use just 3 processors, in the bash shell type</text:p>
      <text:p text:style-name="Code">export MAD_NUM_THREADS=3</text:p>
      <text:p text:style-name="Text_20_body">and in the C shell type</text:p>
      <text:p text:style-name="Code">setenv MAD_NUM_THREADS 3</text:p>
      <text:h text:style-name="Heading_20_3" text:outline-level="3">On a parallel computer</text:h>
      <text:p text:style-name="Text_20_body">This is going to vary from system to system. Generically, to run on <text:span text:style-name="T5">N</text:span> nodes you will type something like</text:p>
      <text:p text:style-name="Code">mpirun -np N ./fred</text:p>
      <text:p text:style-name="Text_20_body">The devil is in the system-dependent details. We want <text:span text:style-name="T5">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7"/>
      <text:p text:style-name="P7">Please add information on other systems here.</text:p>
      <text:h text:style-name="Heading_20_1" text:outline-level="1">Differentiation, inner products, multiplication – e.g., energy hydrogen atom</text:h>
      <text:p text:style-name="Text_20_body">Blah ...</text:p>
      <text:h text:style-name="Heading_20_1" text:outline-level="1"><text:soft-page-break/>Integral operators – e.g., solution of Poisson’s equation</text:h>
      <text:p text:style-name="Text_20_body">... blah ...</text:p>
      <text:h text:style-name="Heading_20_1" text:outline-level="1">Operations on vectors of functions – e.g., calculating eigen functions</text:h>
      <text:p text:style-name="Text_20_body">... blah ...</text:p>
      <text:h text:style-name="Heading_20_1" text:outline-level="1">Moving functions to/from disk</text:h>
      <text:p text:style-name="Text_20_body">It takes at most a couple of lines of code to move a function to/from disk. The example program <text:span text:style-name="T5">functionio.cc</text:span> shows how to do this, and the critical lines are</text:p>
      <text:p text:style-name="P11">ParallelOutputArchive out(world, filename);</text:p>
      <text:p text:style-name="P11">out &amp; f &amp; g &amp; h;</text:p>
      <text:p text:style-name="P11">ParallelInputArchive input(world, filename);</text:p>
      <text:p text:style-name="P11">input &amp; f &amp; g &amp; h;</text:p>
      <text:p text:style-name="Text_20_body">Here, <text:span text:style-name="T5">f</text:span>, <text:span text:style-name="T5">g</text:span>, and <text:span text:style-name="T5">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5">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5">mraplot</text:span> can be used to generate plots from functions stored on disk.</text:p>
      <text:h text:style-name="Heading_20_1" text:outline-level="1">Plotting</text:h>
      <text:p text:style-name="Text_20_body">MADNESS can presently generate uniform grids in formats suitable for OpenDX (in a “<text:span text:style-name="T5">.dx</text:span>” file) and Paraview (in a VTK file), and line plots in a text format suitable for nearly any tool (e.g., <text:s/>gnuplot or xmgrace).</text:p>
      <text:p text:style-name="Text_20_body">Note that the program <text:span text:style-name="T5">mraplot</text:span> can be used to generate plots from functions stored on disk.</text:p>
      <text:h text:style-name="Heading_20_2" text:outline-level="2">OpenDX</text:h>
      <text:p text:style-name="Text_20_body">Given any MADNESS function <text:span text:style-name="T5">f</text:span>, you can write to disk a uniform grid over the entire simulation volume as follows</text:p>
      <text:p text:style-name="Code">plotdx(f, “f.dx”);</text:p>
      <text:p text:style-name="Text_20_body">Additional arguments permit us to change the plot volume (default is the entire simulation volume), the number of points (default is 201) and binary/text format (default is binary). This is a <text:soft-page-break/>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5">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5">f</text:span> and <text:span text:style-name="T5">g</text:span>) you would use instead</text:p>
      <text:p text:style-name="Code">plot_line(“plot.txt”, 101, lo, hi, f, g)</text:p>
      <text:p text:style-name="Text_20_body">With gnuplot, you can plot the data as follows</text:p>
      <text:p text:style-name="Code">gnuplot -persist -e 'set style data lines; plot "plot.txt"'</text:p>
      <text:h text:style-name="Heading_20_2" text:outline-level="2">VTK format and Paraview</text:h>
      <text:p text:style-name="Text_20_body">Can someone familiar with the natural way to use this interface please fill this section and also give hints about how to get started with Paraview.</text:p>
      <text:h text:style-name="Heading_20_1" text:outline-level="1">Load and memory balancing</text:h>
      <text:p text:style-name="Text_20_body">TO BE COMPLETED</text:p>
      <text:h text:style-name="Heading_20_1" text:outline-level="1">How to “think” MADNESS</text:h>
      <text:h text:style-name="Heading_20_2" text:outline-level="2">Solve the integral equation</text:h>
      <text:p text:style-name="P7">Solve the integral equation, not the differential equation. </text:p>
      <table:table table:name="Table3" table:style-name="Table3">
        <table:table-column table:style-name="Table3.A"/>
        <table:table-column table:style-name="Table3.B"/>
        <table:table-header-rows>
          <text:soft-page-break/>
          <table:table-row>
            <table:table-cell table:style-name="Table3.A1" office:value-type="string">
              <text:p text:style-name="P9"><draw:frame draw:style-name="fr1" draw:name="Object11" text:anchor-type="as-char" svg:width="5.1311in" svg:height="1.3445in" draw:z-index="10"><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0">(<text:sequence text:ref-name="refText3" text:name="Text" text:formula="ooow:Text+1" style:num-format="1">4</text:sequence>)</text:p>
            </table:table-cell>
          </table:table-row>
        </table:table-header-rows>
      </table:table>
      <text:p text:style-name="Text_20_body">(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9"><draw:frame draw:style-name="fr1" draw:name="Object13" text:anchor-type="as-char" svg:width="1.352in" svg:height="0.4161in" draw:z-index="12"><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0">(<text:sequence text:ref-name="refText4" text:name="Text" text:formula="ooow:Text+1" style:num-format="1">5</text:sequence>)</text:p>
            </table:table-cell>
          </table:table-row>
        </table:table-header-rows>
      </table:table>
      <text:p text:style-name="Text_20_body">The effect of the Laplacian is to greatly amplify high frequencies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and the higher the order of the basis (<draw:frame draw:style-name="fr2" draw:name="Object12" text:anchor-type="as-char" svg:width="0.1598in" svg:height="0.1839in" draw:z-index="18"><draw:object xlink:href="./Object 13" xlink:type="simple" xlink:show="embed" xlink:actuate="onLoad"/><draw:image xlink:href="./ObjectReplacements/Object 13"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 <text:span text:style-name="T1">The usual symptoms of this problem are unexpectedly slow execution and excessive memory use.</text:span> Here are some tips</text:p>
      <text:p text:style-name="Text_20_body">Discontinuities and singularities need to be consciously managed. Integrable point singularities might sometimes work unmodified (e.g., <draw:frame draw:style-name="fr2" draw:name="Object14" text:anchor-type="as-char" svg:width="0.3862in" svg:height="0.1846in" draw:z-index="13"><draw:object xlink:href="./Object 15" xlink:type="simple" xlink:show="embed" xlink:actuate="onLoad"/><draw:image xlink:href="./ObjectReplacements/Object 15" xlink:type="simple" xlink:show="embed" xlink:actuate="onLoad"/></draw:frame>)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regularize the function and one would usually employ a parameter to control the length scale of any problem modification and to enable systematic demonstration of convergence. E.g., eliminate the cusp in an exponential with </text:p>
      <table:table table:name="Table7" table:style-name="Table7">
        <table:table-column table:style-name="Table7.A"/>
        <table:table-column table:style-name="Table7.B"/>
        <table:table-header-rows>
          <text:soft-page-break/>
          <table:table-row>
            <table:table-cell table:style-name="Table7.A1" office:value-type="string">
              <text:p text:style-name="P9"><draw:frame draw:style-name="fr1" draw:name="Object18" text:anchor-type="as-char" svg:width="1.878in" svg:height="0.2311in" draw:z-index="17"><draw:object xlink:href="./Object 19" xlink:type="simple" xlink:show="embed" xlink:actuate="onLoad"/><draw:image xlink:href="./ObjectReplacements/Object 19" xlink:type="simple" xlink:show="embed" xlink:actuate="onLoad"/></draw:frame> </text:p>
            </table:table-cell>
            <table:table-cell table:style-name="Table7.A1" office:value-type="string">
              <text:p text:style-name="P10">(<text:sequence text:ref-name="refText7" text:name="Text" text:formula="ooow:Text+1" style:num-format="1">6</text:sequence>)</text:p>
            </table:table-cell>
          </table:table-row>
        </table:table-header-rows>
      </table:table>
      <text:p text:style-name="Text_20_body">or replace a step function with </text:p>
      <table:table table:name="Table5" table:style-name="Table5">
        <table:table-column table:style-name="Table5.A"/>
        <table:table-column table:style-name="Table5.B"/>
        <table:table-header-rows>
          <table:table-row>
            <table:table-cell table:style-name="Table5.A1" office:value-type="string">
              <text:p text:style-name="P9"><draw:frame draw:style-name="fr1" draw:name="Object15" text:anchor-type="as-char" svg:width="2.1272in" svg:height="0.3925in" draw:z-index="14"><draw:object xlink:href="./Object 16" xlink:type="simple" xlink:show="embed" xlink:actuate="onLoad"/><draw:image xlink:href="./ObjectReplacements/Object 16" xlink:type="simple" xlink:show="embed" xlink:actuate="onLoad"/></draw:frame> </text:p>
            </table:table-cell>
            <table:table-cell table:style-name="Table5.A1" office:value-type="string">
              <text:p text:style-name="P10">(<text:sequence text:ref-name="refText5" text:name="Text" text:formula="ooow:Text+1" style:num-format="1">7</text:sequence>)</text:p>
            </table:table-cell>
          </table:table-row>
        </table:table-header-rows>
      </table:table>
      <text:p text:style-name="Text_20_body">or the Coulomb potential in 3D with </text:p>
      <table:table table:name="Table6" table:style-name="Table6">
        <table:table-column table:style-name="Table6.A"/>
        <table:table-column table:style-name="Table6.B"/>
        <table:table-header-rows>
          <table:table-row>
            <table:table-cell table:style-name="Table6.A1" office:value-type="string">
              <text:p text:style-name="P9"><draw:frame draw:style-name="fr1" draw:name="Object16" text:anchor-type="as-char" svg:width="4.8571in" svg:height="0.5008in" draw:z-index="15"><draw:object xlink:href="./Object 17" xlink:type="simple" xlink:show="embed" xlink:actuate="onLoad"/><draw:image xlink:href="./ObjectReplacements/Object 17" xlink:type="simple" xlink:show="embed" xlink:actuate="onLoad"/></draw:frame> </text:p>
            </table:table-cell>
            <table:table-cell table:style-name="Table6.A1" office:value-type="string">
              <text:p text:style-name="P10">(<text:sequence text:ref-name="refText6" text:name="Text" text:formula="ooow:Text+1" style:num-format="1">8</text:sequence>)</text:p>
            </table:table-cell>
          </table:table-row>
        </table:table-header-rows>
      </table:table>
      <text:p text:style-name="Text_20_body">(the integral indicates that the mean error is zero independent of <draw:frame draw:style-name="fr2" draw:name="Object17" text:anchor-type="as-char" svg:width="0.1571in" svg:height="0.1839in" draw:z-index="16"><draw:object xlink:href="./Object 18" xlink:type="simple" xlink:show="embed" xlink:actuate="onLoad"/><draw:image xlink:href="./ObjectReplacements/Object 18"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2" draw:name="Object19" text:anchor-type="as-char" svg:width="0.348in" svg:height="0.2075in" draw:z-index="19"><draw:object xlink:href="./Object 20" xlink:type="simple" xlink:show="embed" xlink:actuate="onLoad"/><draw:image xlink:href="./ObjectReplacements/Object 20" xlink:type="simple" xlink:show="embed" xlink:actuate="onLoad"/></draw:frame> or better.</text:p>
      <text:p text:style-name="Text_20_body">MADNESS itself computes to a finite precision and when computing a point-wise function of a function (i.e., <draw:frame draw:style-name="fr2" draw:name="Object23" text:anchor-type="as-char" svg:width="0.672in" svg:height="0.1917in" draw:z-index="23"><draw:object xlink:href="./Object 24" xlink:type="simple" xlink:show="embed" xlink:actuate="onLoad"/><draw:image xlink:href="./ObjectReplacements/Object 24" xlink:type="simple" xlink:show="embed" xlink:actuate="onLoad"/></draw:frame> where <draw:frame draw:style-name="fr2" draw:name="Object24" text:anchor-type="as-char" svg:width="0.4335in" svg:height="0.1917in" draw:z-index="24"><draw:object xlink:href="./Object 25" xlink:type="simple" xlink:show="embed" xlink:actuate="onLoad"/><draw:image xlink:href="./ObjectReplacements/Object 25" xlink:type="simple" xlink:show="embed" xlink:actuate="onLoad"/></draw:frame> is a MADNESS function and <draw:frame draw:style-name="fr2" draw:name="Object25" text:anchor-type="as-char" svg:width="0.4in" svg:height="0.1917in" draw:z-index="25"><draw:object xlink:href="./Object 26" xlink:type="simple" xlink:show="embed" xlink:actuate="onLoad"/><draw:image xlink:href="./ObjectReplacements/Object 26" xlink:type="simple" xlink:show="embed" xlink:actuate="onLoad"/></draw:frame> is a user-provided function) the user-provided function must tolerate that noise. A classic example is computing </text:p>
      <table:table table:name="Table8" table:style-name="Table8">
        <table:table-column table:style-name="Table8.A"/>
        <table:table-column table:style-name="Table8.B"/>
        <table:table-header-rows>
          <table:table-row>
            <table:table-cell table:style-name="Table8.A1" office:value-type="string">
              <text:p text:style-name="P9"><draw:frame draw:style-name="fr1" draw:name="Object26" text:anchor-type="as-char" svg:width="1.3035in" svg:height="0.4236in" draw:z-index="26"><draw:object xlink:href="./Object 27" xlink:type="simple" xlink:show="embed" xlink:actuate="onLoad"/><draw:image xlink:href="./ObjectReplacements/Object 27" xlink:type="simple" xlink:show="embed" xlink:actuate="onLoad"/></draw:frame> </text:p>
            </table:table-cell>
            <table:table-cell table:style-name="Table8.A1" office:value-type="string">
              <text:p text:style-name="P10">(<text:sequence text:ref-name="refText8" text:name="Text" text:formula="ooow:Text+1" style:num-format="1">9</text:sequence>)</text:p>
            </table:table-cell>
          </table:table-row>
        </table:table-header-rows>
      </table:table>
      <text:p text:style-name="Text_20_body">where in the original problem one knows that <draw:frame draw:style-name="fr2" draw:name="Object27" text:anchor-type="as-char" svg:width="0.9882in" svg:height="0.1917in" draw:z-index="27"><draw:object xlink:href="./Object 28" xlink:type="simple" xlink:show="embed" xlink:actuate="onLoad"/><draw:image xlink:href="./ObjectReplacements/Object 28" xlink:type="simple" xlink:show="embed" xlink:actuate="onLoad"/></draw:frame> but numerically this is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9"><draw:frame draw:style-name="fr1" draw:name="Object28" text:anchor-type="as-char" svg:width="3.5138in" svg:height="1.4283in" draw:z-index="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0">(<text:sequence text:ref-name="refText9" text:name="Text" text:formula="ooow:Text+1" style:num-format="1">10</text:sequence>)</text:p>
            </table:table-cell>
          </table:table-row>
        </table:table-header-rows>
      </table:table>
      <text:p text:style-name="Text_20_body">The function <draw:frame draw:style-name="fr2" draw:name="Object29" text:anchor-type="as-char" svg:width="0.398in" svg:height="0.1917in" draw:z-index="29"><draw:object xlink:href="./Object 30" xlink:type="simple" xlink:show="embed" xlink:actuate="onLoad"/><draw:image xlink:href="./ObjectReplacements/Object 30" xlink:type="simple" xlink:show="embed" xlink:actuate="onLoad"/></draw:frame> coincides with its argument for <draw:frame draw:style-name="fr2" draw:name="Object30" text:anchor-type="as-char" svg:width="0.4264in" svg:height="0.2083in" draw:z-index="30"><draw:object xlink:href="./Object 31" xlink:type="simple" xlink:show="embed" xlink:actuate="onLoad"/><draw:image xlink:href="./ObjectReplacements/Object 31" xlink:type="simple" xlink:show="embed" xlink:actuate="onLoad"/></draw:frame> and for smaller values smoothly switches to a minimum value of <draw:frame draw:style-name="fr2" draw:name="Object31" text:anchor-type="as-char" svg:width="0.2098in" svg:height="0.2083in" draw:z-index="31"><draw:object xlink:href="./Object 32" xlink:type="simple" xlink:show="embed" xlink:actuate="onLoad"/><draw:image xlink:href="./ObjectReplacements/Object 32" xlink:type="simple" xlink:show="embed" xlink:actuate="onLoad"/></draw:frame> with continuous value and derivative at both end points.</text:p>
      <text:p text:style-name="Text_20_body">Some computations are intrinsically expensive. For instance, <draw:frame draw:style-name="fr2" draw:name="Object20" text:anchor-type="as-char" svg:width="0.8102in" svg:height="0.1925in" draw:z-index="20"><draw:object xlink:href="./Object 21" xlink:type="simple" xlink:show="embed" xlink:actuate="onLoad"/><draw:image xlink:href="./ObjectReplacements/Object 21" xlink:type="simple" xlink:show="embed" xlink:actuate="onLoad"/></draw:frame> is oscillatory everywhere and the number of required coefficients will increase linearly with the solution volume. <text:s/>Assuming 4 linear sub-divisions per wavelength are required to obtain a satisfactory polynomial approximation, then for a 3D box of width <draw:frame draw:style-name="fr2" draw:name="Object21" text:anchor-type="as-char" svg:width="0.1862in" svg:height="0.1839in" draw:z-index="21"><draw:object xlink:href="./Object 22" xlink:type="simple" xlink:show="embed" xlink:actuate="onLoad"/><draw:image xlink:href="./ObjectReplacements/Object 22" xlink:type="simple" xlink:show="embed" xlink:actuate="onLoad"/></draw:frame>, the number of coefficients will be <draw:frame draw:style-name="fr2" draw:name="Object22" text:anchor-type="as-char" svg:width="0.8181in" svg:height="0.2602in" draw:z-index="22"><draw:object xlink:href="./Object 23" xlink:type="simple" xlink:show="embed" xlink:actuate="onLoad"/><draw:image xlink:href="./ObjectReplacements/Object 23" xlink:type="simple" xlink:show="embed" xlink:actuate="onLoad"/></draw:frame> (where <draw:frame draw:style-name="fr2" draw:name="Object32" text:anchor-type="as-char" svg:width="0.1602in" svg:height="0.1839in" draw:z-index="32"><draw:object xlink:href="./Object 33" xlink:type="simple" xlink:show="embed" xlink:actuate="onLoad"/><draw:image xlink:href="./ObjectReplacements/Object 33" xlink:type="simple" xlink:show="embed" xlink:actuate="onLoad"/></draw:frame> is the polynomial order). For <draw:frame draw:style-name="fr2" draw:name="Object33" text:anchor-type="as-char" svg:width="0.6602in" svg:height="0.1839in" draw:z-index="33"><draw:object xlink:href="./Object 34" xlink:type="simple" xlink:show="embed" xlink:actuate="onLoad"/><draw:image xlink:href="./ObjectReplacements/Object 34" xlink:type="simple" xlink:show="embed" xlink:actuate="onLoad"/></draw:frame>, <draw:frame draw:style-name="fr2" draw:name="Object34" text:anchor-type="as-char" svg:width="0.4811in" svg:height="0.1839in" draw:z-index="34"><draw:object xlink:href="./Object 35" xlink:type="simple" xlink:show="embed" xlink:actuate="onLoad"/><draw:image xlink:href="./ObjectReplacements/Object 35" xlink:type="simple" xlink:show="embed" xlink:actuate="onLoad"/></draw:frame> and <draw:frame draw:style-name="fr2" draw:name="Object35" text:anchor-type="as-char" svg:width="0.4339in" svg:height="0.1839in" draw:z-index="35"><draw:object xlink:href="./Object 36" xlink:type="simple" xlink:show="embed" xlink:actuate="onLoad"/><draw:image xlink:href="./ObjectReplacements/Object 36" xlink:type="simple" xlink:show="embed" xlink:actuate="onLoad"/></draw:frame>, this means a few hundred TB of data (i.e., too big!).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5">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5">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5">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5">POOL_NTHREAD</text:span> (deprecated) – Specifies the number of threads in the compute pool. New users should set <text:span text:style-name="T5">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2">msttcorefonts</text:span>. Without these the default Linux fonts will cause 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11</text:page-number></text:p>
      </style:footer>
    </style:master-page>
    <style:master-page style:name="Right_20_Page" style:display-name="Right Page" style:page-layout-name="Mpm3" style:next-style-name="Left_20_Page">
      <style:footer>
        <text:p text:style-name="MP1"><text:page-number text:select-page="current">11</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11</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09-12-21T13:49:58</dc:date>
    <meta:editing-cycles>134</meta:editing-cycles>
    <meta:editing-duration>PT166H50M31S</meta:editing-duration>
    <meta:document-statistic meta:table-count="10" meta:image-count="0" meta:object-count="36" meta:page-count="15" meta:paragraph-count="256" meta:word-count="4082" meta:character-count="253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4/content.xml><?xml version="1.0" encoding="utf-8"?>
<!DOCTYPE math  PUBLIC '-//OpenOffice.org//DTD Modified W3C MathML 1.01//EN'  'math.dtd'>
<math:math xmlns:math="http://www.w3.org/1998/Math/MathML">
  <math:semantics>
    <math:mrow>
      <math:mfrac>
        <math:mi>d</math:mi>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 over dx^2 e^{i %omega x} = - %omega^2 e^{i %omega x}</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abs r</math:annotation>
  </math:semantics>
</math:math>
</file>

<file path=Object 16/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17/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1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9/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0/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1/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fenced math:open="∣" math:close="∣">
            <math:mi>r</math:mi>
          </math:mfenced>
        </math:mrow>
        <math:mo math:stretchy="false">)</math:mo>
      </math:mrow>
    </math:mrow>
    <math:annotation math:encoding="StarMath 5.0">exp(i %omega abs r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3/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24/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5/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6/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27/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28/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29/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content.xml><?xml version="1.0" encoding="utf-8"?>
<!DOCTYPE math  PUBLIC '-//OpenOffice.org//DTD Modified W3C MathML 1.01//EN'  'math.dtd'>
<math:math xmlns:math="http://www.w3.org/1998/Math/MathML">
  <math:semantics>
    <math:mrow>
      <math:msubsup>
        <math:mo math:stretchy="false">φ</math:mo>
        <math:mrow>
          <math:mi>l</math:mi>
          <math:mi>i</math:mi>
        </math:mrow>
        <math:mi>n</math:mi>
      </math:msubsup>
      <math:mrow>
        <math:mo math:stretchy="false">(</math:mo>
        <math:mi>x</math:mi>
        <math:mo math:stretchy="false">)</math:mo>
      </math:mrow>
    </math:mrow>
    <math:annotation math:encoding="StarMath 5.0">%phi^n_{l i}(x)</math:annotation>
  </math:semantics>
</math:math>
</file>

<file path=Object 30/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1/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2/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35/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36/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